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Trebuchet MS" svg:font-family="'Trebuchet MS', Arial, Tahoma"/>
    <style:font-face style:name="Trebuchet MS1" svg:font-family="'Trebuchet MS', '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531cm" table:align="left"/>
    </style:style>
    <style:style style:name="Table1.A" style:family="table-column">
      <style:table-column-properties style:column-width="15.531cm"/>
    </style:style>
    <style:style style:name="Table1.1" style:family="table-row">
      <style:table-row-properties style:min-row-height="0.529cm"/>
    </style:style>
    <style:style style:name="Table1.A1" style:family="table-cell">
      <style:table-cell-properties style:vertical-align="middle" fo:background-color="#f7f7f2">
        <style:background-image/>
      </style:table-cell-properties>
    </style:style>
    <style:style style:name="Table1.A2" style:family="table-cell">
      <style:table-cell-properties style:vertical-align="middle" fo:background-color="#335a8b">
        <style:background-image/>
      </style:table-cell-properties>
    </style:style>
    <style:style style:name="Table2" style:family="table">
      <style:table-properties style:width="16.999cm" style:rel-width="100%" table:align="left"/>
    </style:style>
    <style:style style:name="Table2.A" style:family="table-column">
      <style:table-column-properties style:column-width="16.999cm" style:rel-column-width="65535*"/>
    </style:style>
    <style:style style:name="Table2.1" style:family="table-row">
      <style:table-row-properties style:min-row-height="19.659cm"/>
    </style:style>
    <style:style style:name="Table2.A1" style:family="table-cell">
      <style:table-cell-properties style:vertical-align="middle"/>
    </style:style>
    <style:style style:name="Table3" style:family="table">
      <style:table-properties style:width="16.658cm" style:rel-width="98%" table:align="left"/>
    </style:style>
    <style:style style:name="Table3.A" style:family="table-column">
      <style:table-column-properties style:column-width="16.658cm" style:rel-column-width="64222*"/>
    </style:style>
    <style:style style:name="Table3.A1" style:family="table-cell">
      <style:table-cell-properties style:vertical-align="middle" fo:padding="0.049cm" fo:border="none"/>
    </style:style>
    <style:style style:name="Table5" style:family="table">
      <style:table-properties style:width="13.229cm" table:align="center"/>
    </style:style>
    <style:style style:name="Table5.A" style:family="table-column">
      <style:table-column-properties style:column-width="1.842cm"/>
    </style:style>
    <style:style style:name="Table5.B" style:family="table-column">
      <style:table-column-properties style:column-width="5.271cm"/>
    </style:style>
    <style:style style:name="Table5.C" style:family="table-column">
      <style:table-column-properties style:column-width="6.117cm"/>
    </style:style>
    <style:style style:name="Table5.A1" style:family="table-cell">
      <style:table-cell-properties style:vertical-align="middle" fo:background-color="#cccccc" fo:padding="0.049cm" fo:border="none">
        <style:background-image/>
      </style:table-cell-properties>
    </style:style>
    <style:style style:name="Table5.B2" style:family="table-cell">
      <style:table-cell-properties style:vertical-align="middle" fo:background-color="#eeeeee" fo:padding="0.049cm" fo:border="none">
        <style:background-image/>
      </style:table-cell-properties>
    </style:style>
    <style:style style:name="P1" style:family="paragraph" style:parent-style-name="Standard">
      <style:paragraph-properties fo:orphans="2" fo:widows="2"/>
    </style:style>
    <style:style style:name="P2" style:family="paragraph" style:parent-style-name="Table_20_Contents">
      <style:paragraph-properties fo:margin-left="0cm" fo:margin-right="0cm" fo:margin-top="0cm" fo:margin-bottom="0cm" fo:text-indent="0cm" style:auto-text-indent="false" fo:padding="0cm" fo:border="none"/>
    </style:style>
    <style:style style:name="P3" style:family="paragraph" style:parent-style-name="Table_20_Contents">
      <style:paragraph-properties fo:margin-left="0cm" fo:margin-right="0cm" fo:margin-top="0cm" fo:margin-bottom="0cm" fo:text-indent="0cm" style:auto-text-indent="false" fo:padding="0cm" fo:border="none"/>
      <style:text-properties fo:font-weight="bold"/>
    </style:style>
    <style:style style:name="P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fo:letter-spacing="normal"/>
    </style:style>
    <style:style style:name="P5" style:family="paragraph" style:parent-style-name="Text_20_body">
      <style:paragraph-properties fo:margin-left="0cm" fo:margin-right="0cm" style:line-height-at-least="0.635cm" fo:orphans="2" fo:widows="2" fo:text-indent="0cm" style:auto-text-indent="false"/>
      <style:text-properties fo:font-variant="normal" fo:text-transform="none" fo:color="#000000" style:font-name="sans-serif" fo:font-size="12pt" fo:letter-spacing="normal" fo:font-style="normal" fo:font-weight="normal"/>
    </style:style>
    <style:style style:name="P6" style:family="paragraph" style:parent-style-name="Text_20_body">
      <style:paragraph-properties fo:margin-left="0cm" fo:margin-right="0cm" style:line-height-at-least="0.635cm" fo:orphans="2" fo:widows="2" fo:text-indent="0cm" style:auto-text-indent="false"/>
    </style:style>
    <style:style style:name="P7" style:family="paragraph" style:parent-style-name="Text_20_body">
      <style:paragraph-properties fo:margin-left="0cm" fo:margin-right="0cm" style:line-height-at-least="0.635cm" fo:orphans="2" fo:widows="2" fo:text-indent="0cm" style:auto-text-indent="false" fo:padding="0cm" fo:border="none"/>
    </style:style>
    <style:style style:name="P8" style:family="paragraph" style:parent-style-name="Standard">
      <style:paragraph-properties fo:margin-top="0cm" fo:margin-bottom="0cm" style:line-height-at-least="0.635cm" fo:orphans="2" fo:widows="2"/>
      <style:text-properties fo:font-size="2pt" style:font-size-asian="2pt" style:font-size-complex="2pt"/>
    </style:style>
    <style:style style:name="P9" style:family="paragraph" style:parent-style-name="Table_20_Heading">
      <style:text-properties fo:font-size="2pt" style:font-size-asian="2pt" style:font-size-complex="2pt"/>
    </style:style>
    <style:style style:name="P10" style:family="paragraph" style:parent-style-name="Table_20_Heading">
      <style:paragraph-properties fo:text-align="center" style:justify-single-word="false"/>
    </style:style>
    <style:style style:name="P11" style:family="paragraph" style:parent-style-name="Heading_20_3">
      <style:paragraph-properties fo:margin-left="0.132cm" fo:margin-right="0cm" fo:margin-top="0cm" fo:margin-bottom="0.212cm" style:line-height-at-least="0.635cm" fo:orphans="2" fo:widows="2" fo:text-indent="0cm" style:auto-text-indent="false" fo:padding="0cm" fo:border="none"/>
    </style:style>
    <style:style style:name="P12" style:family="paragraph" style:parent-style-name="Heading_20_2">
      <style:paragraph-properties fo:margin-left="0.132cm" fo:margin-right="0cm" fo:margin-top="0cm" fo:margin-bottom="0.212cm" style:line-height-at-least="0.635cm" fo:orphans="2" fo:widows="2" fo:text-indent="0cm" style:auto-text-indent="false" fo:padding="0cm" fo:border="none"/>
    </style:style>
    <style:style style:name="P13" style:family="paragraph" style:parent-style-name="List_20_Contents">
      <style:paragraph-properties style:line-height-at-least="0.635cm" fo:orphans="2" fo:widows="2"/>
      <style:text-properties fo:font-variant="normal" fo:text-transform="none" fo:color="#000000" style:font-name="sans-serif" fo:font-size="12pt" fo:letter-spacing="normal" fo:font-style="normal" fo:font-weight="normal"/>
    </style:style>
    <style:style style:name="P14" style:family="paragraph" style:parent-style-name="List_20_Contents">
      <style:paragraph-properties fo:margin-top="0cm" fo:margin-bottom="0.499cm" style:line-height-at-least="0.635cm" fo:orphans="2" fo:widows="2"/>
      <style:text-properties fo:font-variant="normal" fo:text-transform="none" fo:color="#000000" style:font-name="sans-serif" fo:font-size="12pt" fo:letter-spacing="normal" fo:font-style="normal" fo:font-weight="normal"/>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start" style:justify-single-word="false"/>
    </style:style>
    <style:style style:name="P18" style:family="paragraph" style:parent-style-name="Text_20_body">
      <style:paragraph-properties style:line-height-at-least="0.635cm" fo:orphans="2" fo:widows="2"/>
    </style:style>
    <style:style style:name="P19" style:family="paragraph" style:parent-style-name="Text_20_body" style:list-style-name="L1">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0" style:family="paragraph" style:parent-style-name="Text_20_body" style:list-style-name="L4">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1" style:family="paragraph" style:parent-style-name="Text_20_body" style:list-style-name="L5">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2" style:family="paragraph" style:parent-style-name="Text_20_body" style:list-style-name="L6">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3" style:family="paragraph" style:parent-style-name="Text_20_body" style:list-style-name="L7">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4" style:family="paragraph" style:parent-style-name="Text_20_body" style:list-style-name="L8">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5" style:family="paragraph" style:parent-style-name="Text_20_body" style:list-style-name="L9">
      <style:paragraph-properties fo:margin-left="0cm" fo:margin-right="0cm" fo:margin-top="0cm" fo:margin-bottom="0cm" style:line-height-at-least="0.635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6" style:family="paragraph" style:parent-style-name="Text_20_body" style:list-style-name="L2">
      <style:paragraph-properties fo:margin-left="0cm" fo:margin-right="0cm" fo:margin-top="0cm" fo:margin-bottom="0cm" style:line-height-at-least="0.635cm" fo:orphans="2" fo:widows="2" fo:text-indent="0cm" style:auto-text-indent="false" fo:padding="0cm" fo:border="none"/>
    </style:style>
    <style:style style:name="P27" style:family="paragraph" style:parent-style-name="Text_20_body">
      <style:paragraph-properties fo:margin-left="0cm" fo:margin-right="0cm" style:line-height-at-least="0.635cm" fo:orphans="2" fo:widows="2" fo:text-indent="0cm" style:auto-text-indent="false"/>
    </style:style>
    <style:style style:name="P28" style:family="paragraph" style:parent-style-name="Text_20_body" style:list-style-name="L1">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29" style:family="paragraph" style:parent-style-name="Text_20_body" style:list-style-name="L2">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0" style:family="paragraph" style:parent-style-name="Text_20_body" style:list-style-name="L4">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1" style:family="paragraph" style:parent-style-name="Text_20_body" style:list-style-name="L5">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2" style:family="paragraph" style:parent-style-name="Text_20_body" style:list-style-name="L6">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3" style:family="paragraph" style:parent-style-name="Text_20_body" style:list-style-name="L7">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4" style:family="paragraph" style:parent-style-name="Text_20_body" style:list-style-name="L8">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5" style:family="paragraph" style:parent-style-name="Text_20_body" style:list-style-name="L9">
      <style:paragraph-properties fo:margin-top="0cm" fo:margin-bottom="0cm" style:line-height-at-least="0.635cm" fo:orphans="2" fo:widows="2" fo:padding="0cm" fo:border="none"/>
      <style:text-properties fo:font-variant="normal" fo:text-transform="none" fo:color="#000000" style:font-name="sans-serif" fo:font-size="12pt" fo:letter-spacing="normal" fo:font-style="normal" fo:font-weight="normal"/>
    </style:style>
    <style:style style:name="P36" style:family="paragraph" style:parent-style-name="Text_20_body">
      <style:paragraph-properties fo:margin-top="0cm" fo:margin-bottom="0cm" style:line-height-at-least="0.635cm" fo:orphans="2" fo:widows="2" fo:padding="0cm" fo:border="none"/>
    </style:style>
    <style:style style:name="P37" style:family="paragraph" style:parent-style-name="Text_20_body" style:list-style-name="L2">
      <style:paragraph-properties fo:margin-top="0cm" fo:margin-bottom="0cm" style:line-height-at-least="0.635cm" fo:orphans="2" fo:widows="2" fo:padding="0cm" fo:border="none"/>
    </style:style>
    <style:style style:name="P38" style:family="paragraph" style:parent-style-name="Standard">
      <style:paragraph-properties fo:margin-left="0cm" fo:margin-right="0cm" fo:margin-top="0.265cm" fo:margin-bottom="0.265cm" fo:orphans="2" fo:widows="2" fo:text-indent="0cm" style:auto-text-indent="false"/>
    </style:style>
    <style:style style:name="P39" style:family="paragraph" style:parent-style-name="Standard">
      <style:paragraph-properties fo:orphans="2" fo:widows="2"/>
    </style:style>
    <style:style style:name="P40"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Times New Roman1"/>
    </style:style>
    <style:style style:name="P41" style:family="paragraph" style:parent-style-name="Table_20_Contents">
      <style:paragraph-properties fo:margin-top="0cm" fo:margin-bottom="0cm" fo:text-align="start" style:justify-single-word="false" fo:padding="0cm" fo:border="none"/>
    </style:style>
    <style:style style:name="P42" style:family="paragraph" style:parent-style-name="Table_20_Contents" style:list-style-name="L3">
      <style:paragraph-properties fo:margin-top="0cm" fo:margin-bottom="0cm" fo:text-align="start" style:justify-single-word="false" fo:padding="0cm" fo:border="none"/>
    </style:style>
    <style:style style:name="T1" style:family="text">
      <style:text-properties fo:font-weight="bold"/>
    </style:style>
    <style:style style:name="T2" style:family="text">
      <style:text-properties fo:font-variant="normal" fo:text-transform="none" fo:color="#333333" style:font-name="Trebuchet MS" fo:font-size="9.75pt" fo:letter-spacing="normal" fo:font-style="normal" fo:font-weight="normal"/>
    </style:style>
    <style:style style:name="T3" style:family="text">
      <style:text-properties fo:font-variant="normal" fo:text-transform="none" fo:color="#000000" style:font-name="Trebuchet MS" fo:font-size="9.75pt" fo:letter-spacing="normal" fo:font-style="normal" style:text-underline-style="solid" style:text-underline-width="auto" style:text-underline-color="font-color" fo:font-weight="normal"/>
    </style:style>
    <style:style style:name="T4" style:family="text">
      <style:text-properties fo:font-variant="normal" fo:text-transform="none" fo:color="#000000" style:font-name="sans-serif" fo:font-size="12pt" fo:letter-spacing="normal" fo:font-style="normal" fo:font-weight="normal"/>
    </style:style>
    <style:style style:name="T5" style:family="text">
      <style:text-properties fo:font-variant="normal" fo:text-transform="none" fo:color="#000000" style:font-name="sans-serif" fo:font-size="12pt" fo:letter-spacing="normal" fo:font-style="normal" fo:font-weight="bold"/>
    </style:style>
    <style:style style:name="T6" style:family="text">
      <style:text-properties fo:font-variant="normal" fo:text-transform="none" fo:color="#000000" style:font-name="sans-serif" fo:font-size="9.75pt" fo:letter-spacing="normal" fo:font-style="normal" fo:font-weight="normal"/>
    </style:style>
    <style:style style:name="T7" style:family="text">
      <style:text-properties fo:font-variant="normal" fo:text-transform="none" fo:color="#000000" style:font-name="sans-serif" fo:font-size="14.25pt" fo:letter-spacing="normal" fo:font-style="normal" fo:font-weight="normal"/>
    </style:style>
    <style:style style:name="T8" style:family="text">
      <style:text-properties fo:font-variant="normal" fo:text-transform="none" fo:color="#000000" style:font-name="sans-serif" fo:font-size="12.75pt" fo:letter-spacing="normal" fo:font-style="normal" fo:font-weight="bold"/>
    </style:style>
    <style:style style:name="T9" style:family="text">
      <style:text-properties fo:font-variant="normal" fo:text-transform="none" fo:color="#000000" style:font-name="Trebuchet MS1" fo:font-size="15.75pt" fo:letter-spacing="normal" fo:font-style="normal" fo:font-weight="normal"/>
    </style:style>
    <style:style style:name="T10"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11"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12" style:family="text">
      <style:text-properties fo:font-variant="normal" fo:text-transform="none" fo:color="#ba0000" style:text-line-through-style="none" style:font-name="sans-serif" fo:font-size="12pt" fo:letter-spacing="normal" fo:font-style="normal" style:text-underline-style="none" fo:font-weight="normal" style:text-blinking="false"/>
    </style:style>
    <style:style style:name="T13" style:family="text">
      <style:text-properties fo:font-variant="normal" fo:text-transform="none" fo:color="#3366bb" style:text-line-through-style="none" style:font-name="sans-serif" fo:font-size="12pt" fo:letter-spacing="normal" fo:font-style="normal" style:text-underline-style="none" fo:font-weight="normal" style:text-blinking="false"/>
    </style:style>
    <style:style style:name="T14" style:family="text">
      <style:text-properties fo:color="#0645ad" style:text-line-through-style="none" style:text-underline-style="none" style:text-blinking="false"/>
    </style:style>
    <style:style style:name="T15" style:family="text">
      <style:text-properties fo:color="#0645ad" style:text-line-through-style="none" fo:font-size="8.25pt" style:text-underline-style="none" style:text-blinking="false"/>
    </style:style>
    <style:style style:name="T16" style:family="text">
      <style:text-properties fo:font-size="8.2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59cm" fo:margin-top="0.053cm" fo:margin-bottom="0.053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style-name="Table1.1">
          <table:table-cell table:style-name="Table1.A1" office:value-type="string">
            <text:p text:style-name="P3">ANÁLISIS FODA</text:p>
          </table:table-cell>
        </table:table-row>
        <table:table-row>
          <table:table-cell table:style-name="Table1.A2" office:value-type="string">
            <text:p text:style-name="P2"><draw:frame draw:style-name="fr1" draw:name="graphics1" text:anchor-type="as-char" svg:width="0.041cm" svg:height="0.041cm" draw:z-index="0"><draw:image xlink:href="http://www.rrppnet.com.ar/images/gif.gif" xlink:type="simple" xlink:show="embed" xlink:actuate="onLoad"/></draw:frame></text:p>
          </table:table-cell>
        </table:table-row>
      </table:table>
      <text:p text:style-name="P4"> </text:p>
      <table:table table:name="Table2" table:style-name="Table2">
        <table:table-column table:style-name="Table2.A"/>
        <table:table-row table:style-name="Table2.1">
          <table:table-cell table:style-name="Table2.A1" office:value-type="string">
            <table:table table:name="Table3" table:style-name="Table3">
              <table:table-column table:style-name="Table3.A"/>
              <table:table-row>
                <table:table-cell table:style-name="Table3.A1" office:value-type="string">
                  <text:p text:style-name="P40">Conceptos Generales <text:line-break/><text:line-break/><text:span text:style-name="T1">FODA, una moderna herramienta para el análisis de situaciones. </text:span><text:line-break/><text:line-break/>Es una herramienta que sirve para analizar la situación competitiva de una organización, e incluso de una nación. Su principal función es detectar las relaciones entre las variables más importantes para así diseñar estrategias adecuadas, sobre la base del análisis del ambiente interno y externo que es inherente a cada organización. <text:line-break/><text:line-break/>Dentro de cada una de los ambientes (externo e interno) se analizan las principales variables que la afectan; en el ambiente externo encontramos las amenazas que son todas las variables negativas que afectan directa o indirectamente a la organización y además las oportunidades que nos señalan las variables externas positivas a nuestra organización. Dentro del ambiente interno encontramos las fortalezas que benefician a la organización y las debilidades, aquellos factores que menoscaban las potencialidades de la empresa. <text:line-break/><text:line-break/>La identificación de las fortalezas, amenazas, debilidades y oportunidades es una actividad común de las empresas, lo que suele ignorarse es que la combinación de estos factores puede recaer en el diseño de distintas estrategias o decisiones estratégicas. <text:line-break/><text:line-break/>Es útil considerar que el punto de partida de este modelo son las amenazas ya que en muchos casos las compañías proceden a la planeación estratégica como resultado de la percepción de crisis, problemas o amenazas. <text:line-break/><text:line-break/><text:span text:style-name="T1">FODA </text:span><text:line-break/><text:line-break/><text:span text:style-name="T1">Fortalezas</text:span></text:p>
                  <text:p text:style-name="P40"/>
                  <text:p text:style-name="P40">Planta física ubicada en lugar de fácil acceso.</text:p>
                  <text:p text:style-name="P40">Planta medica de ato nivel.</text:p>
                  <text:p text:style-name="P40">Centro de referencia regional, cuenta con todas las especialidades. S.S. Concepción cubre Santa Juana, Florida, Lota, Coronel, Hualqui y el Hospital XX.</text:p>
                  <text:p text:style-name="P40">Compromiso de los médicos con su servicio.</text:p>
                  <text:p text:style-name="P40">Campo clínico de la Universidad de XX el más grande de Chile.</text:p>
                  <text:p text:style-name="P40">Convenio Docente Asistencial.</text:p>
                  <text:p text:style-name="P40">Atención exclusiva de transplantes.</text:p>
                  <text:p text:style-name="P40">Continua Capacitación mediante jornadas y seminarios.</text:p>
                  <text:p text:style-name="P40">Servicios de apoyo clínico y terapéutico.</text:p>
                  <text:p text:style-name="P40">Numero de prestaciones anuales:<text:line-break/>Atención Abierta: policlinicos<text:line-break/>Atención Cerrada: hospitalización.</text:p>
                  <text:p text:style-name="P40">Unidades de Cuidado Intensivo.<text:line-break/><text:line-break/><text:span text:style-name="T1">Debilidades:</text:span><text:line-break/>Forma de contrato con la gente: tienen contrato indefinido, es decir, no existe evaluación de resultados, mas bien se controla presencia y puntualidad, pero no la efectividad ni calidad de servicio.</text:p>
                  <text:p text:style-name="P40">Médicos liberados de guardia: si un medico ha prestado servicios de urgencia por mas de 20 años, se libera de la obligación contractual de hacer horas de urgencia, y se le sigue remunerando <text:soft-page-break/>por ello.</text:p>
                  <text:p text:style-name="P40">Gran tamaño de organización, hace imposible llevar un control de los gastos.</text:p>
                  <text:p text:style-name="P40">Falta de comunicación con unidades periféricas de comunas distantes.</text:p>
                  <text:p text:style-name="P40">Falta de agilidad, tramite burocrático.</text:p>
                  <text:p text:style-name="P40">Demasiada demanda, llevó a ocupar espacios en atención al público que no es adecuados (en estos momentos se utilizan los subterráneos para la atención de los pacientes..</text:p>
                  <text:p text:style-name="P40">Falta de presupuesto. ( Deuda de $1800 millones)</text:p>
                  <text:p text:style-name="P40">No contar con los médicos (plantel) suficientes para ofrecer atención rápida y expedita esto a causa del gran número de pacientes que deben de ser atendidos.</text:p>
                  <text:p text:style-name="P40"/>
                  <text:p text:style-name="P40"><text:span text:style-name="T1">Oportunidades:</text:span><text:line-break/><text:line-break/>Aplicación de avances médicos desarrollados por la Universidad y los especialistas que trabajan en el hospital.</text:p>
                  <text:p text:style-name="P40">Desarrollar el área de Pensionados para aumentar ingresos propios.</text:p>
                  <text:p text:style-name="P40"><text:span text:style-name="T1"/></text:p>
                  <text:p text:style-name="P40"><text:span text:style-name="T1">Amenazas:</text:span></text:p>
                  <text:p text:style-name="P40">Crisis económica que afecta de dos formas:</text:p>
                  <text:p text:style-name="P40">Aumento explosivo de pacientes</text:p>
                  <text:p text:style-name="P40">Disminución del presupuesto del Hospital.</text:p>
                  <text:p text:style-name="P40">Nuevos virus y enfermedades.</text:p>
                  <text:p text:style-name="P40"/>
                  <text:p text:style-name="P40"><text:span text:style-name="T1">Conclusión:</text:span><text:line-break/>El Hospital Regional XX ofrece una estructura organizacional compleja, de muchos niveles y una gran departamentalización, lo que hace de esta una estructura rígida, poco dinámica y muy burocrática.<text:line-break/>Por otro lado ofrece una gran variedad de prestaciones medicas, servicios y beneficios, orientados al sector con menos recursos de la población. Por ser este una porción mayoritaria del total de la población local, el Hospital tiene un mercado amplio y de carácter cautivo, ya que este no tiene acceso a la salud privada por falta de recursos económicos.<text:line-break/>A su vez, el hospital también sufre escasez de recursos, lo que hace que los presupuestos destinados a cubrir necesidades dentro de la organización, y los destinados a bienes y servicios para pacientes, sean incapaces de cubrir los gastos provocados por la alta demanda que soporta. Todo esto se traduce en disminución de calidad en la atención, retraso de la misma, acumulación de demandantes en espera de los escasos cupos en unidades especiales, etc.<text:line-break/>Existen deficiencias en la atención tanto abierta como cerrada, desde un punto de vista de los recursos humanos, financieros y técnicos.<text:line-break/>Analizando el funcionamiento de la organización, nos damos cuenta de la gran lentitud del sistema; su amplia y muy dividida cantidad de personal, que goza de una gran estabilidad laboral y beneficios internos, lo que unido a una escasa fiscalización de funciones, derivan en una frecuente ineficiencia en el cumplimiento de labores, ya sea en perdida de tiempo o en una mala atención, lo que va en detrimento de la imagen exterior del hospital, en referencia a las diferentes clinicas funcionando en la región.</text:p>
                  <text:p text:style-name="P40"><text:soft-page-break/>La burocracia de la organización esta lejos de optimizar el tiempo y los recursos disponibles.</text:p>
                  <text:p text:style-name="P40">A pesar de todo esto, debemos aclarar que el conjunto de servicios prestados a disposición del público es superior a los ofrecidos por cualquier centro asistencial de la región ya que se poseen especialidades de prestación exclusiva en este centro hospitalario.<text:line-break/>Como centro hospitalario es uno de los mejor implementado a nivel nacional lo que le permite ejecutar cualquier tipo de tratamiento y cirugía.<text:line-break/>Con esto queremos concluir que el hospital XX con todas sus limitaciones y debilidades, cumple los objetivos de asegurar atención de salud a las personas de escasos recursos y al publico en general, de ofrecer prestaciones exclusivas tales como transplantes y escáner.</text:p>
                </table:table-cell>
              </table:table-row>
            </table:table>
            <text:p text:style-name="P15"><text:soft-page-break/></text:p>
          </table:table-cell>
        </table:table-row>
      </table:table>
      <text:p text:style-name="P38"><text:span text:style-name="T9">¿Cómo hacer un análisis FODA?</text:span></text:p>
      <text:p text:style-name="P1"><text:span text:style-name="T2">Entonces, el FODA se realiza para analizar la viabilidad actual y futura de una determinada estrategia competitiva de un producto o servicio específico de una empresa en particular (con una determinada cultura), en un determinado mercado, en un determinado momento y contra determinados competidores.<text:line-break/><text:line-break/>Con estas consideraciones en mente, ahora estamos en condiciones de hacer un FODA. <text:line-break/><text:line-break/></text:span><text:span text:style-name="Strong_20_Emphasis"><text:span text:style-name="T2">Fortalezas y debilidades</text:span></text:span><text:span text:style-name="T2"><text:line-break/><text:line-break/>Las fortalezas y debilidades surgen del perfil de desempeño de 13 tipos de recursos contra los competidores (para implementar eficiente y efectivamente la estrategia competitiva de un producto o servicio).<text:line-break/><text:line-break/></text:span><text:soft-page-break/><text:span text:style-name="T2"><draw:frame draw:style-name="fr2" draw:name="graphics2" text:anchor-type="as-char" svg:width="16.849cm" svg:height="9.252cm" draw:z-index="2"><draw:image xlink:href="http://www.materiabiz.com/mbrpt/fortalezas_debilidades.gif" xlink:type="simple" xlink:show="embed" xlink:actuate="onLoad"/></draw:frame></text:span><text:span text:style-name="T2"><text:line-break/><text:line-break/>Las 5 columnas sirven para compararnos contra la competencia en cada uno de los 13 recursos, evaluando si estamos en una situación competitiva muy superior, superior, neutra, inferior, o muy inferior que los competidores.<text:line-break/>Todo lo que evaluemos de Neutro hacia la derecha son nuestras FORTALEZAS. Todo lo que evaluemos de Neutro hacia la izquierda son DEBILIDADES (de este producto o servicio, HOY, contra ESTOS competidores). Así, la consigna es evaluar, variable por variable, cuál es nuestra situación contra el enemigo. <text:line-break/>En este punto, son necesarias dos aclaraciones:<text:line-break/></text:span><text:span text:style-name="Strong_20_Emphasis"><text:span text:style-name="T2">Definir al enemigo:</text:span></text:span></text:p>
      <text:p text:style-name="P1"><text:span text:style-name="T2">En primer lugar, debemos definir quién es el enemigo. Pensemos, por ejemplo, que estamos hablando de la estrategia competitiva de un modelo de notebook y que hay más de un competidor en el segmento de mercado.</text:span></text:p>
      <text:p text:style-name="P1"><text:span text:style-name="T2"><text:line-break/>Supongamos que el segmento se compone de viajeros frecuentes que privilegian trabajar en el avión escribiendo informes para sus clientes o artículos para su </text:span><text:a xlink:type="simple" xlink:href="http://www.albertolevyblog.com/" office:target-frame-name="_blank" xlink:show="new"><text:span text:style-name="T3">blog</text:span></text:a><text:span text:style-name="T2">. Cuando llegan al hotel, estas personas leen y responden emails. Además, necesitan la notebook para hacer presentaciones en </text:span><text:a xlink:type="simple" xlink:href="http://www.materiabiz.com/mbz/estrategiaymarketing/nota.vsp?nid=28567"><text:span text:style-name="T3">PowerPoint</text:span></text:a><text:span text:style-name="T2"> para sus clientes y para sus alumnos en la facultad. <text:line-break/><text:line-break/>Debemos hacer este análisis competidor por competidor. Sin embargo, al intentar completar el cuadro, seguramente descubriremos que mucha información sobre los </text:span><text:a xlink:type="simple" xlink:href="http://www.materiabiz.com/mbz/estrategiaymarketing/nota.vsp?nid=37450"><text:span text:style-name="T3">competidores</text:span></text:a><text:span text:style-name="T2"> no está disponible en nuestra empresa. Esto nos servirá para descubrir todo lo que no sabemos y también para decidir si hay que saberlo, cuánto hay que invertir para saberlo y cómo (desde luego, siempre en el marco de la ley y de la ética). <text:line-break/><text:line-break/></text:span><text:span text:style-name="Strong_20_Emphasis"><text:span text:style-name="T2">Definir iniciativas de innovación:</text:span></text:span><text:span text:style-name="T2"> Siempre, cada vez que evaluamos una variable, debemos definir una o más iniciativas de innovación. Si la variable es una Fortaleza, debemos generar iniciativas de innovación para consolidarla. Si es una Debilidad, debemos generar iniciativas de innovación para superarla. <text:line-break/><text:line-break/>Ahora, veamos cada una de las 13 variables que nos permitirán evaluar nuestras fortalezas y debilidades: <text:line-break/><text:line-break/></text:span><text:span text:style-name="Strong_20_Emphasis"><text:span text:style-name="T2">Gente:</text:span></text:span><text:span text:style-name="T2"> Aquí estamos hablando de "cantidad" de gente asignada en cada rol funcional requerido (dada la estrategia y comparada con el competidor). No estamos refiriéndonos a la "calidad", que será evaluada en otras variables. Así, en este punto, debemos preguntarnos: ¿Tenemos la gente requerida? ¿Nos falta o nos sobra gente? ¿Es preferible asignar a nuestra gente en otro rol funcional? ¿Es mejor asignarla en este negocio o en otro? <text:line-break/><text:line-break/></text:span><text:span text:style-name="Strong_20_Emphasis"><text:span text:style-name="T2">Productivos:</text:span></text:span><text:span text:style-name="T2"> Planta, procesos, equipos. Incluye recursos de fabricación y de logística de input, desde los proveedores, y logística de output, hacia los distribuidores y hasta llegar al cliente final. <text:line-break/><text:line-break/></text:span><text:span text:style-name="Strong_20_Emphasis"><text:span text:style-name="T2">Financieros:</text:span></text:span><text:span text:style-name="T2"> Esto es el capital de trabajo disponible y la estructura de ese capital. ¿Estamos pagando un costo financiero mayor o menor que nuestros competidores? <text:line-break/></text:span><text:soft-page-break/><text:span text:style-name="T2"><text:line-break/></text:span><text:span text:style-name="Strong_20_Emphasis"><text:span text:style-name="T2">Infraestructura:</text:span></text:span><text:span text:style-name="T2"> Depósitos, soporte informático y administrativo, flota de transporte y edificios. <text:line-break/><text:line-break/>Ahora empecemos con los intangibles, que son los recursos que los contadores no sabemos contar: <text:line-break/><text:line-break/></text:span><text:span text:style-name="Strong_20_Emphasis"><text:span text:style-name="T2">Marca:</text:span></text:span><text:span text:style-name="T2"> Esto es la fuerza de nuestro posicionamiento de marca de producto y de nuestra imagen institucional. ¿Cómo es nuestra diferenciación contra las marcas enemigas? <text:line-break/><text:line-break/></text:span><text:span text:style-name="Strong_20_Emphasis"><text:span text:style-name="T2">Mística:</text:span></text:span><text:span text:style-name="T2"> Esto incluye el sentido de pertenencia de nuestra gente y su voluntad de vencer competitivamente en este negocio contra el enemigo. Es la cultura organizacional entendida como una matriz relacional-emocional "empujando" el éxito de este producto contra la competencia para maximizar la creación de valor económico. Debemos realizar esta evaluación sin distinción de roles, de áreas funcionales o de niveles decisorios. <text:line-break/><text:line-break/></text:span><text:span text:style-name="Strong_20_Emphasis"><text:span text:style-name="T2">Crédito:</text:span></text:span><text:span text:style-name="T2"> Esto es credibilidad. Con los bancos, con los proveedores, con los </text:span><text:a xlink:type="simple" xlink:href="http://www.materiabiz.com/mbz/economiayfinanzas/nota.vsp?nid=43481"><text:span text:style-name="T3">sindicatos</text:span></text:a><text:span text:style-name="T2">, con los distribuidores y con los distintos </text:span><text:a xlink:type="simple" xlink:href="http://www.materiabiz.com/mbz/empresaysociedad/nota.vsp?nid=35290"><text:span text:style-name="T3">stakeholders</text:span></text:a><text:span text:style-name="T2">. <text:line-break/><text:line-break/></text:span><text:span text:style-name="Strong_20_Emphasis"><text:span text:style-name="T2">Tiempo:</text:span></text:span><text:span text:style-name="T2"> Aquí debemos evaluar el impacto temporal de nuestras decisiones, tanto por adelantarnos a la competencia, como por quedar rezagados. ¿Podemos anticiparnos a nuestra competencia introduciendo una innovación? ¿Podemos seguir siendo competitivos sin introducir cambios? Por ejemplo, ¿podemos no cambiar una parte de la línea de la producción y amortizarla contablemente un año más sin perder competitividad? <text:line-break/><text:line-break/></text:span><text:span text:style-name="Strong_20_Emphasis"><text:span text:style-name="T2">Información:</text:span></text:span><text:span text:style-name="T2"> Esta es la información de la que disponemos con respecto a los mercados, a los desarrollos tecnológicos internacionales, a lo que hacen otras empresas en el mundo, a las mejores prácticas, etc. ¿Disponemos de mejor o peor información que nuestros competidores? <text:line-break/><text:line-break/></text:span><text:span text:style-name="Strong_20_Emphasis"><text:span text:style-name="T2">Tecnología:</text:span></text:span><text:span text:style-name="T2"> Esto es know-how. No son "los fierros de hardware ni de fábrica". Es lo que sabemos hacer: competencias y conductas observables, habilidades de fábrica, de recursos humanos, de finanzas, de marketing, de IT, de comunicación, de I+D, de gestión de proyectos, etc. <text:line-break/><text:line-break/></text:span><text:span text:style-name="Strong_20_Emphasis"><text:span text:style-name="T2">Estabilidad:</text:span></text:span><text:span text:style-name="T2"> Es la fluctuación de nuestros resultados. A mayor variación y dispersión, mayor riesgo. Dada nuestra propensión o aversión al riesgo (esta es una pauta de nuestra cultura), la dinámica de los indicadores de desempeño puede ser una fortaleza o una debilidad. <text:line-break/><text:line-break/></text:span><text:span text:style-name="Strong_20_Emphasis"><text:span text:style-name="T2">Organicidad:</text:span></text:span><text:span text:style-name="T2"> Esto es la capacidad de lograr una visión comprendida, compartida y comprometida. Si bien no podemos ni debemos evitarla, la "organización" es la "separación", cada cosa en su lugar, con el peligro de generar compartimentos estancos. La "organicidad", por el contrario, es el sentido del todo, de totalidad, de "somos uno". En una empresa son necesarios momentos de ruptura (organicidad) pero también momentos de rutina (organización).<text:line-break/><text:line-break/></text:span><text:span text:style-name="Strong_20_Emphasis"><text:span text:style-name="T2">Maniobra:</text:span></text:span><text:span text:style-name="T2"> Esto es la capacidad de innovación, de cambio, de proactividad cultural, administrativa, productiva y financiera. En el óptimo, esto es "libertad de acción". Plasticidad, más que flexibilidad. <text:line-break/><text:line-break/>Ahora bien, hasta este punto tenemos un diagnóstico de Fortalezas y Debilidades, y un listado de iniciativas de innovación para consolidar nuestras Fortalezas y superar nuestras Debilidades.<text:line-break/><text:line-break/>Estas iniciativas se denominan "PATs" (Proyectos de Acción Táctica). Aquellas que sean aceptadas deberán ser gestionadas como proyectos utilizando la metodología del </text:span><text:a xlink:type="simple" xlink:href="http://www.materiabiz.com/mbz/estrategiaymarketing/nota.vsp?nid=37036"><text:span text:style-name="T3">Project Management Institute</text:span></text:a><text:span text:style-name="T2">. <text:line-break/><text:line-break/></text:span><text:span text:style-name="Strong_20_Emphasis"><text:span text:style-name="T2">Oportunidades y amenazas </text:span></text:span><text:span text:style-name="T2"><text:line-break/><text:line-break/>El siguiente cuadro nos permitirá realizar un análisis de las Oportunidades y Amenazas. Nuevamente, evaluamos 13 variables en una escala de "Muy Positivo", "Positivo", "Neutro", "Negativo" y "Muy Negativo". De Neutro hacia la derecha tenemos las Oportunidades. De Neutro hacia la izquierda, las Amenazas.<text:line-break/><text:line-break/></text:span><text:soft-page-break/><text:span text:style-name="T2"><draw:frame draw:style-name="fr2" draw:name="graphics3" text:anchor-type="as-char" svg:width="16.663cm" svg:height="10.183cm" draw:z-index="1"><draw:image xlink:href="http://www.materiabiz.com/mbrpt/oportunidades_amenazas.gif" xlink:type="simple" xlink:show="embed" xlink:actuate="onLoad"/></draw:frame></text:span><text:span text:style-name="T2"><text:line-break/><text:line-break/></text:span><text:span text:style-name="Strong_20_Emphasis"><text:span text:style-name="T2">Impacto externo:</text:span></text:span><text:span text:style-name="T2"> Estas son las variables económicas, </text:span><text:a xlink:type="simple" xlink:href="http://www.materiabiz.com/mbz/estrategiaymarketing/nota.vsp?nid=22719"><text:span text:style-name="T3">demográficas</text:span></text:a><text:span text:style-name="T2">, tecnológicas, políticas, legales, sociales, culturales, ambientales y comunicacionales que generan un impacto que será considerado, para la estrategia competitiva formulada, como Oportunidades o como Amenazas. <text:line-break/><text:line-break/></text:span><text:span text:style-name="Strong_20_Emphasis"><text:span text:style-name="T2">Envergadura y tasa de crecimiento:</text:span></text:span><text:span text:style-name="T2"> Esto es el tamaño actual del negocio y su dinámica esperable en el transcurso del tiempo. <text:line-break/><text:line-break/></text:span><text:span text:style-name="Strong_20_Emphasis"><text:span text:style-name="T2">Nivel de rivalidad:</text:span></text:span><text:span text:style-name="T2"> Es la fricción competitiva entre los competidores. ¿Cómo compiten? ¿Cómo innovan? ¿Con qué modelos estratégicos? ¿Podemos competir en este segmento o será mejor abstenernos? ¿Podemos competir diferente, formulando otro modelo de negocio? <text:line-break/><text:line-break/></text:span><text:span text:style-name="Strong_20_Emphasis"><text:span text:style-name="T2">Presión de sustitutos:</text:span></text:span><text:span text:style-name="T2"> Son los competidores "indirectos". Los que compiten con otra fórmula de producto o de servicio. En el ejemplo de la notebook para nuestro viajero frecuente, una computadora de escritorio no es competencia. Sin embargo, un buen libro, una película o dormir pueden ser competidores sanguinarios. <text:line-break/><text:line-break/></text:span><text:span text:style-name="Strong_20_Emphasis"><text:span text:style-name="T2">Barreras de entrada:</text:span></text:span><text:span text:style-name="T2"> Si ya estamos en el negocio de las notebooks para viajeros frecuentes, el hecho de que puedan ingresar fácilmente otros fabricantes es una amenaza. Queremos que las barreras sean altas. Si no estamos en el negocio, es una oportunidad que sean bajas (¡pero después de que ingresemos, que suban los antes posible!). <text:line-break/><text:line-break/></text:span><text:span text:style-name="Strong_20_Emphasis"><text:span text:style-name="T2">Barreras de salida:</text:span></text:span><text:span text:style-name="T2"> Si nos va mal con nuestra marca de notebooks, ¿podremos abandonar el mercado sin graves consecuencias? ¿La salida dañaría severamente nuestra imagen? ¿Podremos dejar de producir o tendremos compromisos fiscales, gremiales o cualquier otro impedimento? Esto se relaciona con la variable Maniobra del cuadro del cuadro de Fortalezas y Debilidades. Sin embargo, aquí el análisis se vincula más con el entorno que con la empresa. <text:line-break/><text:line-break/></text:span><text:span text:style-name="Strong_20_Emphasis"><text:span text:style-name="T2">Poder de negociación del proveedor:</text:span></text:span><text:span text:style-name="T2"> ¿Quién manda? ¿Nuestros proveedores o nosotros? ¿Ellos manejan indiscriminadamente los precios o la accesibilidad de los insumos que les compramos? ¿Podemos negociar "de igual a igual"? ¿Hay tantos proveedores compitiendo entre sí que podemos elegir a quién y cómo le compramos? <text:line-break/><text:line-break/></text:span><text:span text:style-name="Strong_20_Emphasis"><text:span text:style-name="T2">Poder de negociación del canal:</text:span></text:span><text:span text:style-name="T2"> Aquí nos referimos a los intermediarios entre nosotros y el cliente final. Son los eslabones de cada canal de distribución que elegimos para llegar a ese cliente. ¿Quién tiene mayor poder? ¿Ellos o nosotros? <text:line-break/><text:line-break/>Si el cliente final demanda nuestra marca y sólo nuestra marca, mandamos nosotros. En ese caso, los canales de distribución nos tendrán que comprar. <text:line-break/></text:span><text:soft-page-break/><text:span text:style-name="T2"><text:line-break/>Idealmente, con el cliente (distribuidores) y con los proveedores (variable anterior), lo mejor es tener una</text:span><text:a xlink:type="simple" xlink:href="http://www.materiabiz.com/mbz/estrategiaymarketing/nota.vsp?nid=36911"><text:span text:style-name="T3">alianza estratégica</text:span></text:a><text:span text:style-name="T2"> que optimice la cadena de valor de todos los eslabones. <text:line-break/><text:line-break/></text:span><text:span text:style-name="Strong_20_Emphasis"><text:span text:style-name="T2">Poder de negociación del cliente final:</text:span></text:span><text:span text:style-name="T2"> Si el cliente final nos percibe como mejores, como diferentes, si tracciona por nuestra marca, tendremos un buen </text:span><text:a xlink:type="simple" xlink:href="http://www.materiabiz.com/mbz/capitalhumano/nota.vsp?nid=34097"><text:span text:style-name="T3">poder de negociación</text:span></text:a><text:span text:style-name="T2"> frente a él. Si es indiferente ante cualquier marca, estamos en una posición difícil, porque nos obliga a competir por precio. Pero si el cliente es absolutamente fiel a otra marca, mejor levantar la bandera blanca y huir del mercado. <text:line-break/><text:line-break/></text:span><text:span text:style-name="Strong_20_Emphasis"><text:span text:style-name="T2">Compatibilidad cultural:</text:span></text:span><text:span text:style-name="T2"> Los valores, las ideas guía, la matriz relacional-emocional, las creencias y los mapas mentales que tenemos ¿son compatibles con los requeridos para ser rentable en este mercado? <text:line-break/><text:line-break/></text:span><text:span text:style-name="Strong_20_Emphasis"><text:span text:style-name="T2">Compatibilidad tecnológica:</text:span></text:span><text:span text:style-name="T2"> La tecnología requerida para ser rentable en este segmento de notebooks y la tecnología de la que disponemos para fabricarlas, venderlas, distribuirlas, financiarlas y "todo lo demás", ¿son compatibles? Muy compatibles es Oportunidad ("Muy Positivo"). Muy incompatibles es Amenaza ("Muy negativo"). <text:line-break/><text:line-break/></text:span><text:span text:style-name="Strong_20_Emphasis"><text:span text:style-name="T2">Tamaño de la apuesta:</text:span></text:span><text:span text:style-name="T2"> Es una Oportunidad si lo que ponemos en juego, lo que nos arriesgamos, la cantidad y calidad de recursos que invertimos en la notebook no es demasiado significativo en proporción a nuestros recursos totales. Si es grande, es una Amenaza. <text:line-break/><text:line-break/></text:span><text:span text:style-name="Strong_20_Emphasis"><text:span text:style-name="T2">Sinergia:</text:span></text:span><text:span text:style-name="T2"> El resto de los productos de nuestro portafolio de negocios, ¿se beneficia por nuestra participación en el mercado de las notebooks? <text:line-break/><text:line-break/></text:span><text:span text:style-name="Strong_20_Emphasis"><text:span text:style-name="T2">Selección y priorización de las iniciativas</text:span></text:span><text:span text:style-name="T2"><text:line-break/><text:line-break/>En este punto, hemos completado nuestro proceso de diagnóstico y de generación de iniciativas. Ahora, debemos iniciar la etapa de selección y priorización de todas las iniciativas que han surgido de nuestro trabajo grupal. <text:line-break/><text:line-break/>Las ideas de innovación se vuelcan en unos listados, en función de la relación costo/beneficio/riesgo de cada una comparada con las demás, dado el total de recursos disponibles. <text:line-break/><text:line-break/>Esto, lógicamente, se realiza analizando su impacto en la mejora de la productividad (efecto presión) y/o del posicionamiento (efecto tracción) de la estrategia competitiva. Estos listados son los siguientes: <text:line-break/><text:line-break/></text:span><text:span text:style-name="Strong_20_Emphasis"><text:span text:style-name="T2">1)</text:span></text:span><text:span text:style-name="T2"> Las iniciativas que se decide implementar inmediatamente y que ya se convierten en proyectos a ser gestionados por una </text:span><text:a xlink:type="simple" xlink:href="http://www.materiabiz.com/mbz/estrategiaymarketing/nota.vsp?nid=31806"><text:span text:style-name="T3">Oficina de Gestión de Proyectos</text:span></text:a><text:span text:style-name="T2"> (Project Management Office). <text:line-break/><text:line-break/></text:span><text:span text:style-name="Strong_20_Emphasis"><text:span text:style-name="T2">2)</text:span></text:span><text:span text:style-name="T2"> Las iniciativas que quedan descartadas. <text:line-break/><text:line-break/></text:span><text:span text:style-name="Strong_20_Emphasis"><text:span text:style-name="T2">3)</text:span></text:span><text:span text:style-name="T2"> Las iniciativas aceptadas, que pasan a ser proyectos, pero no a implementar inmediatamente sino a corto plazo (por ejemplo, en 6 meses). <text:line-break/><text:line-break/></text:span><text:span text:style-name="Strong_20_Emphasis"><text:span text:style-name="T2">4)</text:span></text:span><text:span text:style-name="T2"> Las iniciativas a implementar a mediano plazo. Por ejemplo, las que inician en 12 meses. <text:line-break/><text:line-break/></text:span><text:span text:style-name="Strong_20_Emphasis"><text:span text:style-name="T2">5)</text:span></text:span><text:span text:style-name="T2"> Las iniciativas que inician después de 18 meses. Estas serían las de largo plazo. <text:line-break/><text:line-break/></text:span><text:span text:style-name="Strong_20_Emphasis"><text:span text:style-name="T2">Algunas consideraciones adicionales sobre el análisis FODA <text:line-break/></text:span></text:span><text:span text:style-name="T2"><text:line-break/>Hasta aquí, hemos presentado prolijamente las pautas fundamentales para realizar un análisis FODA. No obstante, para evitar costosos errores, necesitamos considerar algunas cuestiones adicionales.<text:line-break/><text:line-break/>En muchos casos, nos interesa analizar más de un negocio, por ejemplo, en una empresa que se dedica no sólo a las notebooks sino también a otros modelos de computadoras, impresoras, etc. En este caso, el FODA debe realizarse producto por producto, modelo por modelo y mercado por mercado. <text:line-break/><text:line-break/>Esto se debe a que los FODA nos permiten descubrir iniciativas de innovación para todos estos negocios. Sin embargo, nuestros recursos siempre son limitados. Entonces, necesitamos evaluar cuál es la asignación estratégica de esos recursos entre todo el Portafolio de Negocios para maximizar el Valor Total del Patrimonio ante un nivel admisible de riesgo. <text:line-break/><text:line-break/>Finalmente, debemos destacar que existen distintas formas de realizar un FODA. Aquí hemos presentado un enfoque "purista". No obstante, en función de las necesidades del momento, cada empresa deberá decidir si </text:span><text:soft-page-break/><text:span text:style-name="T2">se privilegia la velocidad (la visión de vuelo de pájaro) o la precisión (la visión analítica profunda). <text:line-break/><text:line-break/></text:span><text:span text:style-name="Strong_20_Emphasis"><text:span text:style-name="T2">Una síntesis del análisis FODA</text:span></text:span><text:span text:style-name="T2"><text:line-break/><text:line-break/></text:span><text:span text:style-name="Strong_20_Emphasis"><text:span text:style-name="T2">1)</text:span></text:span><text:span text:style-name="T2"> Debe estar relacionado con la estrategia competitiva de la empresa en cada mercado <text:line-break/><text:line-break/></text:span><text:span text:style-name="Strong_20_Emphasis"><text:span text:style-name="T2">2)</text:span></text:span><text:span text:style-name="T2"> La estrategia competitiva es impactada por la estrategia de portafolio. Ésta, a su vez, es impactada por la estrategia competitiva. <text:line-break/><text:line-break/></text:span><text:span text:style-name="Strong_20_Emphasis"><text:span text:style-name="T2">3)</text:span></text:span><text:span text:style-name="T2"> Ambas decisiones estratégicas son los únicos instrumentos de Creación de Valor Económico en el marco de un nivel asumible y aceptable de exposición al riesgo. <text:line-break/><text:line-break/></text:span><text:span text:style-name="Strong_20_Emphasis"><text:span text:style-name="T2">4)</text:span></text:span><text:span text:style-name="T2"> No alcanza con la fase de diagnóstico (típica de los FODA) sino que se debe instalar un Sistema Integral de Innovación. <text:line-break/><text:line-break/></text:span><text:span text:style-name="Strong_20_Emphasis"><text:span text:style-name="T2">5)</text:span></text:span><text:span text:style-name="T2"> El proceso debe ser grupal e interfuncional. <text:line-break/><text:line-break/></text:span><text:span text:style-name="Strong_20_Emphasis"><text:span text:style-name="T2">6)</text:span></text:span><text:span text:style-name="T2"> El Sistema Integral de Innovación debe alimentar al Sistema de Gestión de Proyectos administrado por una PMO (Project Management Office) que asegure su implementación. Es imprescindible incorporar la metodología del Project Management Institute. <text:line-break/><text:line-break/></text:span><text:span text:style-name="Strong_20_Emphasis"><text:span text:style-name="T2">7)</text:span></text:span><text:span text:style-name="T2"> Las innovaciones surgidas pueden requerir revisar las competencias y conductas observables de los distintos roles funcionales. Es muy probable que se necesiten cambios importantes. <text:line-break/><text:line-break/></text:span><text:span text:style-name="Strong_20_Emphasis"><text:span text:style-name="T2">8)</text:span></text:span><text:span text:style-name="T2"> En muchos casos, será necesario trabajar las resistencias al cambio de la gente. El FODA es un proceso anticipatorio y sistémico de Change Management y no un proceso de reacción lineal y parcial. <text:line-break/><text:line-break/></text:span><text:span text:style-name="Strong_20_Emphasis"><text:span text:style-name="T2">9)</text:span></text:span><text:span text:style-name="T2"> Al realizar el análisis, descubriremos que hay mucha información que no conocemos (principalmente, sobre la competencia). Así, el FODA nos servirá para saber qué no sabemos y para decidir si queremos saberlo o no nos importa o es muy caro (y asumimos el riesgo). <text:line-break/><text:line-break/></text:span><text:span text:style-name="Strong_20_Emphasis"><text:span text:style-name="T2">10)</text:span></text:span><text:span text:style-name="T2"> El FODA no es algo que se realice de una vez y para siempre. En realidad, es un procedimiento que no termina nunca, que debe ser parte de la Cultura y que debe ser liderado desde el CEO (o mejor, desde el CELL, Chief Executive Learning Leader) como un proceso de aprendizaje en el que él mismo se convierte en un modelo a imitar por su curiosidad y por su humildad de reconocer lo que no sabe. </text:span></text:p>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bodyContent">
        <text:p text:style-name="P6"><text:span text:style-name="T4"><text:line-break/>Durante la etapa de planificación estratégica y a partir del análisis DOFA se debe poder contestar cada una de las siguientes preguntas:</text:span></text:p>
        <text:list xml:id="list31730383" text:style-name="L1">
          <text:list-item>
            <text:p text:style-name="P19">¿Cómo se puede explotar cada fortaleza?</text:p>
          </text:list-item>
          <text:list-item>
            <text:p text:style-name="P28">¿Cómo se puede aprovechar cada oportunidad?</text:p>
          </text:list-item>
          <text:list-item>
            <text:p text:style-name="P28">¿Cómo se puede detener cada debilidad?</text:p>
          </text:list-item>
          <text:list-item>
            <text:p text:style-name="P28">¿Cómo se puede defender de cada amenaza?</text:p>
          </text:list-item>
        </text:list>
        <text:p text:style-name="P6"><text:span text:style-name="T4"/></text:p>
        <text:p text:style-name="P5">El análisis consta de cuatro pasos:</text:p>
        <text:list xml:id="list31720689" text:style-name="L2">
          <text:list-item>
            <text:p text:style-name="P26"><text:span text:style-name="T4">Análisis Externo (también conocido como "</text:span><text:a xlink:type="simple" xlink:href="http://es.wikipedia.org/wiki/Análisis_Porter_de_las_cinco_fuerzas"><text:span text:style-name="T10">Modelo de las cinco fuerzas de Porter</text:span></text:a><text:span text:style-name="T4">")</text:span></text:p>
          </text:list-item>
          <text:list-item>
            <text:p text:style-name="P29"><text:soft-page-break/>Análisis Interno</text:p>
          </text:list-item>
          <text:list-item>
            <text:p text:style-name="P29">Confección de la matriz DAFO</text:p>
          </text:list-item>
          <text:list-item>
            <text:p text:style-name="P37"><text:span text:style-name="T4">Determinación de la estrategia a emplear</text:span></text:p>
            <text:p text:style-name="P37"><text:span text:style-name="T7"/></text:p>
          </text:list-item>
        </text:list>
        <text:p text:style-name="P36"><text:span text:style-name="T7"/></text:p>
        <text:p text:style-name="P36"><text:span text:style-name="T7">Análisis Externo</text:span></text:p>
        <text:p text:style-name="P5">La organización no existe ni puede existir fuera de un ambiente, fuera de ese entorno que le rodea; así que el análisis externo permite fijar las oportunidades y amenazas que el contexto puede presentarle a una organización.</text:p>
        <text:p text:style-name="P5">El proceso para determinar esas oportunidades o amenazas se puede realizar de la siguiente manera:</text:p>
        <text:p text:style-name="P5">a- Estableciendo los principales hechos o eventos del ambiente que tiene o podrían tener alguna relación con la organización. Estos pueden ser:</text:p>
        <text:p text:style-name="P5"><text:span text:style-name="T1">De carácter político</text:span>:</text:p>
        <text:list xml:id="list31727666" text:style-name="L4">
          <text:list-item>
            <text:p text:style-name="P20">Estabilidad política del país.</text:p>
          </text:list-item>
          <text:list-item>
            <text:p text:style-name="P30">Sistema de gobierno.</text:p>
          </text:list-item>
          <text:list-item>
            <text:p text:style-name="P30">Relaciones internacionales.</text:p>
          </text:list-item>
          <text:list-item>
            <text:p text:style-name="P30">Restricciones a la importación y exportación.</text:p>
          </text:list-item>
        </text:list>
        <text:p text:style-name="P5"><text:span text:style-name="T1">De carácter legal</text:span>:</text:p>
        <text:p text:style-name="P5">1. Tendencias fiscales</text:p>
        <text:list xml:id="list31730887" text:style-name="L5">
          <text:list-item>
            <text:p text:style-name="P21">Impuestos sobre ciertos artículos o servicios.</text:p>
          </text:list-item>
          <text:list-item>
            <text:p text:style-name="P31">Forma de pago de impuestos.</text:p>
          </text:list-item>
          <text:list-item>
            <text:p text:style-name="P31">Impuestos sobre utilidades.</text:p>
          </text:list-item>
        </text:list>
        <text:p text:style-name="P5">2. Legislación</text:p>
        <text:list xml:id="list31726552" text:style-name="L6">
          <text:list-item>
            <text:p text:style-name="P22">Laboral.</text:p>
          </text:list-item>
          <text:list-item>
            <text:p text:style-name="P32">Mantenimiento del entorno.</text:p>
          </text:list-item>
          <text:list-item>
            <text:p text:style-name="P32">Descentralización de empresas en las zonas urbanas.</text:p>
          </text:list-item>
        </text:list>
        <text:p text:style-name="P5">3. Económicas</text:p>
        <text:list xml:id="list31726568" text:style-name="L7">
          <text:list-item>
            <text:p text:style-name="P23">Deuda pública.</text:p>
          </text:list-item>
          <text:list-item>
            <text:p text:style-name="P33">Nivel de salarios.</text:p>
          </text:list-item>
          <text:list-item>
            <text:p text:style-name="P33">Nivel de precios.</text:p>
          </text:list-item>
          <text:list-item>
            <text:p text:style-name="P33">Inversión extranjera.</text:p>
          </text:list-item>
        </text:list>
        <text:p text:style-name="P5"><text:span text:style-name="T1">De carácter social</text:span>:</text:p>
        <text:list xml:id="list31707363" text:style-name="L8">
          <text:list-item>
            <text:p text:style-name="P24">Crecimiento y distribución demográfica.</text:p>
          </text:list-item>
          <text:list-item>
            <text:p text:style-name="P34">Empleo y desempleo.</text:p>
          </text:list-item>
          <text:list-item>
            <text:p text:style-name="P34">Sistema de salubridad e higiene.</text:p>
          </text:list-item>
        </text:list>
        <text:p text:style-name="P5"><text:span text:style-name="T1">De carácter tecnológico</text:span>:</text:p>
        <text:list xml:id="list31718313" text:style-name="L9">
          <text:list-item>
            <text:p text:style-name="P25"><text:soft-page-break/>Rapidez de los avances tecnológicos.</text:p>
          </text:list-item>
          <text:list-item>
            <text:p text:style-name="P35">Cambios en los sistemas.</text:p>
          </text:list-item>
        </text:list>
        <text:p text:style-name="P5">b- Determinando cuáles de esos factores podrían tener influencia sobre la organización en términos de facilitar o restringir el logro de objetivos. Es decir, hay circunstancias o hechos presentes en el ambiente que a veces representan una buena OPORTUNIDAD que la organización podría aprovechar, ya sea para desarrollarse aún más o para resolver un problema. También puede haber situaciones que más bien representen AMENAZAS para la organización y que puedan hacer más graves sus problemas.</text:p>
        <text:p text:style-name="P6"/>
        <text:h text:style-name="P11" text:outline-level="3"><text:span text:style-name="T6">[</text:span><text:a xlink:type="simple" xlink:href="http://es.wikipedia.org/w/index.php?title=Análisis_DAFO&amp;action=edit&amp;section=2"><text:span text:style-name="T11">editar</text:span></text:a><text:span text:style-name="T6">]</text:span><text:bookmark text:name="Oportunidades"/><text:span text:style-name="T8">Oportunidades</text:span></text:h>
        <text:p text:style-name="P5">Las Oportunidades son aquellas situaciones externas, positivas, que se generan en el entorno y que, una vez identificadas, pueden ser aprovechadas.</text:p>
        <text:p text:style-name="P5">Algunas de las preguntas que se pueden realizar y que contribuyen en el desarrollo son:</text:p>
        <text:p text:style-name="P14">¿A qué buenas oportunidades se enfrenta la empresa?</text:p>
        <text:p text:style-name="P14">¿De qué tendencias del mercado se tiene información?</text:p>
        <text:p text:style-name="P14">¿Existe una coyuntura en la economía del país?</text:p>
        <text:p text:style-name="P14">¿Qué cambios de tecnología se están presentando en el mercado?</text:p>
        <text:p text:style-name="P14">¿Qué cambios en la normatividad legal y/o política se están presentando?</text:p>
        <text:p text:style-name="P14">¿Qué cambios en los patrones sociales y de estilos de vida se están presentando?</text:p>
        <text:h text:style-name="P11" text:outline-level="3"><text:span text:style-name="T6">[</text:span><text:a xlink:type="simple" xlink:href="http://es.wikipedia.org/w/index.php?title=Análisis_DAFO&amp;action=edit&amp;section=3"><text:span text:style-name="T11">editar</text:span></text:a><text:span text:style-name="T6">]</text:span><text:bookmark text:name="Amenazas"/><text:span text:style-name="T8">Amenazas</text:span></text:h>
        <text:p text:style-name="P5">Las Amenazas son situaciones negativas, externas al programa o proyecto, que pueden atentar contra éste, por lo que llegado al caso, puede ser necesario diseñar una estrategia adecuada para poder sortearla.</text:p>
        <text:p text:style-name="P5">Algunas de las preguntas que se pueden realizar y que contribuyen en el desarrollo son:</text:p>
        <text:p text:style-name="P14">¿A qué obstáculos se enfrenta la empresa?</text:p>
        <text:p text:style-name="P14">¿Qué están haciendo los competidores?</text:p>
        <text:p text:style-name="P14">¿Se tienen problemas de recursos de capital?</text:p>
        <text:p text:style-name="P14">¿Puede algunas de las amenazas impedir totalmente la actividad de la empresa?</text:p>
        <text:h text:style-name="P12" text:outline-level="2"><text:soft-page-break/><text:span text:style-name="T6">[</text:span><text:a xlink:type="simple" xlink:href="http://es.wikipedia.org/w/index.php?title=Análisis_DAFO&amp;action=edit&amp;section=4"><text:span text:style-name="T11">editar</text:span></text:a><text:span text:style-name="T6">]</text:span><text:bookmark text:name="An.C3.A1lisis_Interno"/><text:span text:style-name="T7">Análisis Interno</text:span></text:h>
        <text:p text:style-name="P5">Los elementos internos que se deben analizar durante el análisis DAFO corresponden a las fortalezas y debilidades que se tienen respecto a la disponibilidad de recursos de capital, personal, activos, calidad de producto, estructura interna y de mercado, percepción de los consumidores, entre otros.</text:p>
        <text:p text:style-name="P5">El análisis interno permite fijar las fortalezas y debilidades de la organización, realizando un estudio que permite conocer la cantidad y calidad de los recursos y procesos con que cuenta el ente.</text:p>
        <text:p text:style-name="P6"><text:span text:style-name="T4">Para realizar el análisis interno de una corporación deben aplicarse diferentes técnicas que permitan identificar dentro de la organización qué atributos le permiten generar una </text:span><text:a xlink:type="simple" xlink:href="http://es.wikipedia.org/wiki/Ventaja_competitiva"><text:span text:style-name="T10">ventaja competitiva</text:span></text:a><text:span text:style-name="T4"> sobre el resto de sus competidores.</text:span></text:p>
        <text:h text:style-name="P11" text:outline-level="3"><text:span text:style-name="T6">[</text:span><text:a xlink:type="simple" xlink:href="http://es.wikipedia.org/w/index.php?title=Análisis_DAFO&amp;action=edit&amp;section=5"><text:span text:style-name="T11">editar</text:span></text:a><text:span text:style-name="T6">]</text:span><text:bookmark text:name="Fortalezas"/><text:span text:style-name="T8">Fortalezas</text:span></text:h>
        <text:p text:style-name="P5">Las Fortalezas son todos aquellos elementos internos y positivos que diferencian al programa o proyecto de otros de igual clase.</text:p>
        <text:p text:style-name="P5">Algunas de las preguntas que se pueden realizar y que contribuyen en el desarrollo son:</text:p>
        <text:p text:style-name="P13">¿Qué ventajas tiene la empresa?</text:p>
        <text:p text:style-name="P13">¿Qué hace la empresa mejor que cualquier otra?</text:p>
        <text:p text:style-name="P13">¿A qué recursos de bajo coste o de manera única se tiene acceso?</text:p>
        <text:p text:style-name="P13">¿Qué percibe la gente del mercado como una fortaleza?</text:p>
        <text:p text:style-name="P14">¿Qué elementos facilitan obtener una venta?</text:p>
        <text:h text:style-name="P11" text:outline-level="3"><text:span text:style-name="T6">[</text:span><text:a xlink:type="simple" xlink:href="http://es.wikipedia.org/w/index.php?title=Análisis_DAFO&amp;action=edit&amp;section=6"><text:span text:style-name="T11">editar</text:span></text:a><text:span text:style-name="T6">]</text:span><text:bookmark text:name="Debilidades"/><text:span text:style-name="T8">Debilidades</text:span></text:h>
        <text:p text:style-name="P5">Las Debilidades se refieren, por el contrario, a todos aquellos elementos, recursos, habilidades y actitudes que la empresa ya tiene y que constituyen barreras para lograr la buena marcha de la organización. También se pueden clasificar: Aspectos del Servicio que se brinda, Aspectos Financieros, Aspectos de Mercado, Aspectos Organizacionales, Aspectos de Control.</text:p>
        <text:p text:style-name="P5">Las Debilidades son problemas internos, que, una vez identificados y desarrollando una adecuada estrategia, pueden y deben eliminarse.</text:p>
        <text:p text:style-name="P5">Algunas de las preguntas que se pueden realizar y que contribuyen en el desarrollo son:</text:p>
        <text:p text:style-name="P13">¿Qué se puede mejorar?</text:p>
        <text:p text:style-name="P13">¿Que se debería evitar?</text:p>
        <text:p text:style-name="P13">¿Qué percibe la gente del mercado como una debilidad?</text:p>
        <text:p text:style-name="P14">¿Qué factores reducen las ventas o el éxito del proyecto ?</text:p>
        <text:h text:style-name="P12" text:outline-level="2"><text:soft-page-break/><text:span text:style-name="T6">[</text:span><text:a xlink:type="simple" xlink:href="http://es.wikipedia.org/w/index.php?title=Análisis_DAFO&amp;action=edit&amp;section=7"><text:span text:style-name="T11">editar</text:span></text:a><text:span text:style-name="T6">]</text:span><text:bookmark text:name="Matriz_DAFO"/><text:span text:style-name="T7">Matriz DAFO</text:span></text:h>
        <table:table table:name="Table5" table:style-name="Table5">
          <table:table-column table:style-name="Table5.A"/>
          <table:table-column table:style-name="Table5.B"/>
          <table:table-column table:style-name="Table5.C"/>
          <table:table-row>
            <table:table-cell table:style-name="Table5.A1" office:value-type="string">
              <text:p text:style-name="P9"/>
            </table:table-cell>
            <table:table-cell table:style-name="Table5.A1" office:value-type="string">
              <text:p text:style-name="P10">Fortalezas</text:p>
            </table:table-cell>
            <table:table-cell table:style-name="Table5.A1" office:value-type="string">
              <text:p text:style-name="P10">Debilidades</text:p>
            </table:table-cell>
          </table:table-row>
          <table:table-row>
            <table:table-cell table:style-name="Table5.A1" office:value-type="string">
              <text:p text:style-name="Table_20_Heading">Análisis<text:line-break/>Interno</text:p>
            </table:table-cell>
            <table:table-cell table:style-name="Table5.B2" office:value-type="string">
              <text:p text:style-name="P17">Capacidades distintas<text:line-break/>Ventajas naturales<text:line-break/>Recursos superiores</text:p>
            </table:table-cell>
            <table:table-cell table:style-name="Table5.B2" office:value-type="string">
              <text:p text:style-name="P17">Recursos y capacidades escasas<text:line-break/>Resistencia al cambio<text:line-break/>Problemas de motivación del personal</text:p>
            </table:table-cell>
          </table:table-row>
          <table:table-row>
            <table:table-cell table:style-name="Table5.A1" office:value-type="string">
              <text:p text:style-name="P9"/>
            </table:table-cell>
            <table:table-cell table:style-name="Table5.A1" office:value-type="string">
              <text:p text:style-name="P10">Oportunidades</text:p>
            </table:table-cell>
            <table:table-cell table:style-name="Table5.A1" office:value-type="string">
              <text:p text:style-name="P10">Amenazas</text:p>
            </table:table-cell>
          </table:table-row>
          <table:table-row>
            <table:table-cell table:style-name="Table5.A1" office:value-type="string">
              <text:p text:style-name="Table_20_Heading">Análisis<text:line-break/>Externos</text:p>
            </table:table-cell>
            <table:table-cell table:style-name="Table5.B2" office:value-type="string">
              <text:p text:style-name="P17">Nuevas tecnologías<text:line-break/>Debilitamiento de competidores<text:line-break/>Posicionamiento estratégico</text:p>
            </table:table-cell>
            <table:table-cell table:style-name="Table5.B2" office:value-type="string">
              <text:p text:style-name="P17">Altos riesgos - Cambios en el entorno</text:p>
            </table:table-cell>
          </table:table-row>
        </table:table>
        <text:p text:style-name="P5"><text:line-break/>De la combinación de fortalezas con oportunidades surgen las potencialidades, las cuales señalan las líneas de acción más prometedoras para la organización.</text:p>
        <text:p text:style-name="P5">Las limitaciones, determinadas por una combinación de debilidades y amenazas, colocan una seria advertencia.</text:p>
        <text:p text:style-name="P5">Mientras que los riesgos (combinación de fortalezas y amenazas) y los desafíos (combinación de debilidades y oportunidades), determinados por su correspondiente combinación de factores, exigirán una cuidadosa consideración a la hora de marcar el rumbo que la organización deberá asumir hacia el futuro deseable.</text:p>
        <text:p text:style-name="P7"><text:span text:style-name="T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Trebuchet MS" svg:font-family="'Trebuchet MS', Arial, Tahoma"/>
    <style:font-face style:name="Trebuchet MS1" svg:font-family="'Trebuchet MS', '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Times New Roman2"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Times New Roman2"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Times New Roman2" style:font-size-asian="14pt" style:font-weight-asian="bold" style:font-name-complex="Tahoma"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50M18S</meta:editing-duration>
    <meta:editing-cycles>4</meta:editing-cycles>
    <meta:generator>LibreOffice/3.3$Win32 LibreOffice_project/330m19$Build-6</meta:generator>
    <dc:date>2011-05-02T16:38:05.93</dc:date>
    <meta:document-statistic meta:table-count="4" meta:image-count="3" meta:object-count="0" meta:page-count="14" meta:paragraph-count="127" meta:word-count="4155" meta:character-count="27377"/>
    <meta:user-defined meta:name="Info 1"/>
    <meta:user-defined meta:name="Info 2"/>
    <meta:user-defined meta:name="Info 3"/>
    <meta:user-defined meta:name="Info 4"/>
  </office:meta>
</office:document-meta>
</file>